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text-properties officeooo:rsid="0006c4eb" officeooo:paragraph-rsid="0006c4eb"/>
    </style:style>
    <style:style style:name="P2" style:family="paragraph" style:parent-style-name="Contents_20_1">
      <style:text-properties officeooo:paragraph-rsid="0006c4eb"/>
    </style:style>
    <style:style style:name="P3" style:family="paragraph" style:parent-style-name="Contents_20_2">
      <style:text-properties officeooo:rsid="000b45f4" officeooo:paragraph-rsid="000b45f4"/>
    </style:style>
    <style:style style:name="P4" style:family="paragraph" style:parent-style-name="Contents_20_3">
      <style:text-properties officeooo:rsid="000b45f4" officeooo:paragraph-rsid="000b45f4"/>
    </style:style>
    <style:style style:name="P5" style:family="paragraph" style:parent-style-name="Text_20_body">
      <style:paragraph-properties fo:text-align="center" style:justify-single-word="false"/>
      <style:text-properties officeooo:paragraph-rsid="0006c4eb"/>
    </style:style>
    <style:style style:name="P6" style:family="paragraph" style:parent-style-name="Text_20_body">
      <style:text-properties officeooo:paragraph-rsid="0006c4eb"/>
    </style:style>
    <style:style style:name="P7" style:family="paragraph" style:parent-style-name="Text_20_body">
      <style:text-properties officeooo:rsid="0008995d" officeooo:paragraph-rsid="0008995d"/>
    </style:style>
    <style:style style:name="P8" style:family="paragraph" style:parent-style-name="Text_20_body">
      <style:text-properties officeooo:paragraph-rsid="0008995d"/>
    </style:style>
    <style:style style:name="P9" style:family="paragraph" style:parent-style-name="Text_20_body">
      <style:text-properties officeooo:rsid="000acd52" officeooo:paragraph-rsid="000acd52"/>
    </style:style>
    <style:style style:name="P10" style:family="paragraph" style:parent-style-name="Text_20_body">
      <style:text-properties officeooo:rsid="000b45f4" officeooo:paragraph-rsid="000b45f4"/>
    </style:style>
    <style:style style:name="P11" style:family="paragraph" style:parent-style-name="Text_20_body">
      <style:text-properties officeooo:rsid="000b45f4" officeooo:paragraph-rsid="0008995d"/>
    </style:style>
    <style:style style:name="P12" style:family="paragraph" style:parent-style-name="Text_20_body">
      <style:text-properties officeooo:paragraph-rsid="000b45f4"/>
    </style:style>
    <style:style style:name="P13" style:family="paragraph" style:parent-style-name="Text_20_body">
      <style:text-properties officeooo:rsid="000cbdac" officeooo:paragraph-rsid="000cbdac"/>
    </style:style>
    <style:style style:name="P14" style:family="paragraph" style:parent-style-name="Text_20_body">
      <style:text-properties officeooo:rsid="0008995d" officeooo:paragraph-rsid="0008995d"/>
    </style:style>
    <style:style style:name="P15" style:family="paragraph" style:parent-style-name="Text_20_body">
      <style:text-properties officeooo:rsid="000acd52" officeooo:paragraph-rsid="000acd52"/>
    </style:style>
    <style:style style:name="P16" style:family="paragraph" style:parent-style-name="Heading_20_1">
      <style:paragraph-properties fo:text-align="center" style:justify-single-word="false"/>
      <style:text-properties officeooo:rsid="0006c4eb" officeooo:paragraph-rsid="0006c4eb"/>
    </style:style>
    <style:style style:name="P17" style:family="paragraph" style:parent-style-name="Heading_20_2">
      <style:paragraph-properties fo:text-align="center" style:justify-single-word="false"/>
      <style:text-properties officeooo:rsid="0006c4eb" officeooo:paragraph-rsid="0006c4eb"/>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rsid="0006c4eb" officeooo:paragraph-rsid="0006c4eb"/>
    </style:style>
    <style:style style:name="P20" style:family="paragraph" style:parent-style-name="Heading_20_3">
      <style:paragraph-properties fo:text-align="center" style:justify-single-word="false"/>
      <style:text-properties officeooo:rsid="0006c4eb" officeooo:paragraph-rsid="0006c4eb"/>
    </style:style>
    <style:style style:name="P21" style:family="paragraph" style:parent-style-name="Heading_20_3">
      <style:text-properties style:font-name="Liberation Sans" fo:font-size="14.1000003814697pt" fo:font-weight="bold" officeooo:rsid="000b45f4" officeooo:paragraph-rsid="000b45f4" style:font-name-asian="DejaVu Sans" style:font-size-asian="14.1000003814697pt" style:font-weight-asian="bold" style:font-name-complex="FreeSans" style:font-size-complex="14.1000003814697pt" style:font-weight-complex="bold"/>
    </style:style>
    <style:style style:name="P22" style:family="paragraph" style:parent-style-name="Heading_20_3">
      <style:text-properties style:font-name="Liberation Sans" fo:font-size="14.1000003814697pt" fo:font-weight="bold" officeooo:rsid="0010568c" officeooo:paragraph-rsid="0010568c" style:font-name-asian="DejaVu Sans" style:font-size-asian="14.1000003814697pt" style:font-weight-asian="bold" style:font-name-complex="FreeSans" style:font-size-complex="14.1000003814697pt" style:font-weight-complex="bold"/>
    </style:style>
    <style:style style:name="T1" style:family="text">
      <style:text-properties officeooo:rsid="0008995d"/>
    </style:style>
    <style:style style:name="T2" style:family="text">
      <style:text-properties officeooo:rsid="00095c2a"/>
    </style:style>
    <style:style style:name="T3" style:family="text">
      <style:text-properties officeooo:rsid="000acd52"/>
    </style:style>
    <style:style style:name="T4" style:family="text">
      <style:text-properties fo:background-color="#ffff00" loext:char-shading-value="0"/>
    </style:style>
    <style:style style:name="T5" style:family="text">
      <style:text-properties officeooo:rsid="0010568c" fo:background-color="#ffff00" loext:char-shading-value="0"/>
    </style:style>
    <style:style style:name="T6" style:family="text">
      <style:text-properties officeooo:rsid="00124d62" fo:background-color="#ffff00" loext:char-shading-value="0"/>
    </style:style>
    <style:style style:name="T7" style:family="text">
      <style:text-properties officeooo:rsid="000b45f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cbdac"/>
    </style:style>
    <style:style style:name="T11" style:family="text">
      <style:text-properties officeooo:rsid="00124d62"/>
    </style:style>
    <style:style style:name="T12" style:family="text">
      <style:text-properties officeooo:rsid="00124d62" fo:background-color="transparent" loext:char-shading-value="0"/>
    </style:style>
    <style:style style:name="T13" style:family="text">
      <style:text-properties officeooo:rsid="00124d62" fo:background-color="transparent" loext:char-shading-value="0"/>
    </style:style>
    <style:style style:name="T14" style:family="text">
      <style:text-properties officeooo:rsid="0010568c" fo:background-color="transparent" loext:char-shading-value="0"/>
    </style:style>
    <style:style style:name="T15" style:family="text">
      <style:text-properties officeooo:rsid="0010568c"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LO02 – Rapport de projet pour le jalon #1</text:h>
      <text:h text:style-name="P17" text:outline-level="2">Maxime HUYGHE &amp;&amp; Axel CALIXTE</text:h>
      <text:h text:style-name="P20" text:outline-level="3">Shape UP</text:h>
      <text:p text:style-name="P5"/>
      <text:p text:style-name="P5"/>
      <text:h text:style-name="Heading_20_3" text:outline-level="3">Table des matières</text:h>
      <text:p text:style-name="Contents_20_1">Introduction</text:p>
      <text:p text:style-name="P1">Présentation du sujet</text:p>
      <text:p text:style-name="P3">Conception</text:p>
      <text:p text:style-name="P3">Développement</text:p>
      <text:p text:style-name="P4">Sur les technologies</text:p>
      <text:p text:style-name="P4">Sur les contraintes</text:p>
      <text:p text:style-name="P3">Consignes à respecter</text:p>
      <text:p text:style-name="Contents_20_1">Diagramme de cas d’utilisation</text:p>
      <text:p text:style-name="Contents_20_1">Diagramme de classe</text:p>
      <text:p text:style-name="P2">Diagramme de séquences</text:p>
      <text:p text:style-name="P2"/>
      <text:h text:style-name="P18" text:outline-level="2">Introduction</text:h>
      <text:p text:style-name="P8"><text:span text:style-name="T1"><text:tab/>Dans le cadre de l’unité d’enseignement « LO02 » à l’Université de Technologie de Troyes, il est demandé aux étudiants de travailler sur un projet de modélisation et de développement logiciel autour de l’UML et de la programmation orienté-objet </text:span><text:span text:style-name="T7">sous le langage Java</text:span><text:span text:style-name="T1">. </text:span></text:p>
      <text:p text:style-name="P7"><text:tab/>Le projet est organisé autour de plusieurs jalons pour lesquels nous devons préparer des livrables et une soutenance. Ces jalons nous permet de nous discipliner par rapport à la gestion de projet. Ils permettent également à nos professeurs de suivre notre progression sur le projet.</text:p>
      <text:p text:style-name="P10"><text:tab/>Le but du projet est d’obtenir une version numérique du jeu de société <text:span text:style-name="T8">Shape UP </text:span><text:span text:style-name="T9">jouable à plusieurs ou seul en interface graphique ou interface texte.</text:span></text:p>
      <text:p text:style-name="P7"><text:tab/>Ce document représente le premier livrable du projet. Il traite de la modélisation de notre projet logiciel.</text:p>
      <text:p text:style-name="P8"><text:span text:style-name="T1"><text:tab/>En premier, vous y trouverez notre compréhension du sujet de projet puis nous allons présenter et détailler les illustrations fournies pour les trois diagrammes. Une fois </text:span><text:span text:style-name="T2">que</text:span><text:span text:style-name="T1"> les diagrammes </text:span><text:span text:style-name="T2">de cas d’utilisation, de classe et enfin de séquences sont </text:span><text:span text:style-name="T1">expliqués, vous pourrez lire à la fin de ce document, une conclusion sur notre avancé sur le projet.</text:span></text:p>
      <text:p text:style-name="P11"/>
      <text:h text:style-name="P19" text:outline-level="2">Présentation du sujet</text:h>
      <text:h text:style-name="P21" text:outline-level="3">Conception</text:h>
      <text:p text:style-name="P13">Diagramme de classes à présenter</text:p>
      <text:p text:style-name="P13">Diagramme de séquences à présenter</text:p>
      <text:p text:style-name="P13">Diagramme de cas d’utilisation à présenter</text:p>
      <text:h text:style-name="P21" text:outline-level="3">Développement</text:h>
      <text:h text:style-name="Heading_20_4" text:outline-level="4"><text:span text:style-name="T7">Sur les </text:span>technologies</text:h>
      <text:p text:style-name="Text_20_body"><text:tab/><text:span text:style-name="T10">Le projet logiciel sera développé dans le langage de programmation orienté-objet Java</text:span></text:p>
      <text:p text:style-name="P12">Il nous est recommandé d'utiliser SWIN pour la partie graphique et il nous sera possible d'y intégrer des images.</text:p>
      <text:p text:style-name="P12">Il est attendu qu'une documentation du code complète <text:span text:style-name="T3">soit fournie. Elle sera </text:span>réalisée à l'aide de javadoc.</text:p>
      <text:h text:style-name="Heading_20_4" text:outline-level="4"><text:span text:style-name="T7">Sur les </text:span>contraintes</text:h>
      <text:p text:style-name="P6">Notre version du jeu doit pouvoir être présentable et aussi fonctionnelle que ce soit dans sa version CLI que dans sa version GUI. </text:p>
      <text:p text:style-name="P6">Nous allons essayer de nous rapprocher d'une interface texte utilisable comme les consoles <text:span text:style-name="T13">de type REPL pour </text:span><text:span text:style-name="T15">R</text:span><text:span text:style-name="T13">ead </text:span><text:span text:style-name="T15">E</text:span><text:span text:style-name="T13">val </text:span><text:span text:style-name="T15">P</text:span><text:span text:style-name="T13">rint </text:span><text:span text:style-name="T15">L</text:span><text:span text:style-name="T13">oop comme pour </text:span>les consoles <text:span text:style-name="T11">du</text:span><text:span text:style-name="T3"> langage</text:span> Python ou nodejs.</text:p>
      <text:p text:style-name="P6">Une partie importante du projet consiste à le rendre potentiellement multijoueurs. Il nous est possible de faire jouer un humain avec la machine ou de faire s'affronter deux humains sur le même clavier.</text:p>
      <text:p text:style-name="P9">La structuration de notre code est l’un des points les plus importants lors du développement de notre projet. Il doit respecter les normes du paradigme de programmation orienté-objet. Notre code devra être modulaire. Il doit être possible d’identifier rapidement les relations et dépendances entre les objets. Il doit aussi permettre un développement futur et un ajout de fonctionnalités facilités.</text:p>
      <text:p text:style-name="P9"/>
      <text:h text:style-name="P22" text:outline-level="3">Règles</text:h>
      <text:p text:style-name="P9">Le code source doit être rendu dans un fichier compressé final dans lequel les professeurs retrouveront facilement la bonne hiérarchie des dossiers du projet. Le code doit y être commenté si besoin et surtout propre. </text:p>
      <text:p text:style-name="P9">Maxime et moi veilleront à ce que le diagramme de classes soit mise-à-jour tout au long du projet. Actuellement le projet se situe dans un répertoire git privé hébergé sur github.com. </text:p>
      <text:p text:style-name="P9">Les droits d’auteurs devront être respectés. </text:p>
      <text:p text:style-name="P9"><text:soft-page-break/>Il nous sera obligatoire de respecter la date butoir pour chacune des étapes de suivi du projet par nos professeurs.</text:p>
      <text:p text:style-name="P6"/>
      <text:h text:style-name="P19" text:outline-level="2">Diagramme de cas d’utilisation</text:h>
      <text:h text:style-name="P19" text:outline-level="2">Diagramme de classes</text:h>
      <text:h text:style-name="P19" text:outline-level="2">Diagramme de séquences</text:h>
      <text:h text:style-name="P19" text:outline-level="2">Conclusion</text:h>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15T14:10:16.645404495</meta:creation-date>
    <dc:date>2020-10-15T16:27:25.677898762</dc:date>
    <meta:editing-duration>PT29M30S</meta:editing-duration>
    <meta:editing-cycles>5</meta:editing-cycles>
    <meta:generator>LibreOffice/7.0.2.2$Linux_X86_64 LibreOffice_project/00$Build-2</meta:generator>
    <meta:document-statistic meta:table-count="0" meta:image-count="0" meta:object-count="0" meta:page-count="8" meta:paragraph-count="45" meta:word-count="557" meta:character-count="3516" meta:non-whitespace-character-count="2992"/>
  </office:meta>
</office:document-meta>
</file>